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db68"/>
    </style:style>
    <style:style style:name="P2" style:family="paragraph" style:parent-style-name="Title">
      <style:text-properties officeooo:rsid="0008f42e" officeooo:paragraph-rsid="0008f42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Heading_20_1">
      <style:text-properties officeooo:rsid="0008f42e" officeooo:paragraph-rsid="0008f42e"/>
    </style:style>
    <style:style style:name="P7" style:family="paragraph" style:parent-style-name="Heading_20_1">
      <style:text-properties officeooo:paragraph-rsid="0008f42e"/>
    </style:style>
    <style:style style:name="P8" style:family="paragraph" style:parent-style-name="Heading_20_2">
      <style:text-properties officeooo:rsid="000adb68" officeooo:paragraph-rsid="000f7336"/>
    </style:style>
    <style:style style:name="P9" style:family="paragraph" style:parent-style-name="Heading_20_2">
      <style:text-properties officeooo:rsid="000adb68" officeooo:paragraph-rsid="000adb68"/>
    </style:style>
    <style:style style:name="P10" style:family="paragraph" style:parent-style-name="Heading_20_2">
      <style:text-properties officeooo:rsid="000ba3f2" officeooo:paragraph-rsid="000ba3f2"/>
    </style:style>
    <style:style style:name="P11" style:family="paragraph" style:parent-style-name="Heading_20_2">
      <style:text-properties officeooo:rsid="002a3900" officeooo:paragraph-rsid="002a3900"/>
    </style:style>
    <style:style style:name="P12" style:family="paragraph" style:parent-style-name="Heading_20_2">
      <style:text-properties officeooo:rsid="002b88c6" officeooo:paragraph-rsid="002b88c6"/>
    </style:style>
    <style:style style:name="P13" style:family="paragraph" style:parent-style-name="Heading_20_2">
      <style:text-properties officeooo:rsid="002fa21b" officeooo:paragraph-rsid="002fa21b"/>
    </style:style>
    <style:style style:name="P14" style:family="paragraph" style:parent-style-name="Heading_20_3">
      <style:text-properties style:text-underline-style="none" fo:font-weight="bold" officeooo:rsid="006d7189" officeooo:paragraph-rsid="007e96c5" style:font-weight-asian="bold" style:font-weight-complex="bold"/>
    </style:style>
    <style:style style:name="P15" style:family="paragraph" style:parent-style-name="Heading_20_3">
      <style:text-properties officeooo:rsid="005aaa17" officeooo:paragraph-rsid="005aaa17"/>
    </style:style>
    <style:style style:name="P16" style:family="paragraph" style:parent-style-name="Heading_20_3">
      <style:text-properties officeooo:paragraph-rsid="005aaa17"/>
    </style:style>
    <style:style style:name="P17" style:family="paragraph" style:parent-style-name="Heading_20_3">
      <style:text-properties officeooo:rsid="006d7189" officeooo:paragraph-rsid="007284fc"/>
    </style:style>
    <style:style style:name="P18" style:family="paragraph" style:parent-style-name="Heading_20_3">
      <style:text-properties officeooo:paragraph-rsid="0091516d"/>
    </style:style>
    <style:style style:name="P19" style:family="paragraph" style:parent-style-name="Heading_20_3">
      <style:text-properties officeooo:paragraph-rsid="00944171"/>
    </style:style>
    <style:style style:name="P20" style:family="paragraph" style:parent-style-name="Text_20_body" style:list-style-name="L1">
      <style:text-properties officeooo:rsid="00128858" officeooo:paragraph-rsid="00128858"/>
    </style:style>
    <style:style style:name="P21" style:family="paragraph" style:parent-style-name="Text_20_body" style:list-style-name="L1">
      <style:text-properties officeooo:rsid="001e14fe" officeooo:paragraph-rsid="001e14fe"/>
    </style:style>
    <style:style style:name="P22" style:family="paragraph" style:parent-style-name="Text_20_body" style:list-style-name="L1">
      <style:text-properties officeooo:rsid="0013f12d" officeooo:paragraph-rsid="0013f12d"/>
    </style:style>
    <style:style style:name="P23" style:family="paragraph" style:parent-style-name="Text_20_body" style:list-style-name="L1">
      <style:text-properties officeooo:rsid="0016d2ef" officeooo:paragraph-rsid="0016d2ef"/>
    </style:style>
    <style:style style:name="P24" style:family="paragraph" style:parent-style-name="Text_20_body" style:list-style-name="L1">
      <style:text-properties officeooo:rsid="00178fa5" officeooo:paragraph-rsid="00178fa5"/>
    </style:style>
    <style:style style:name="P25" style:family="paragraph" style:parent-style-name="Text_20_body" style:list-style-name="L1">
      <style:text-properties officeooo:rsid="00198c34" officeooo:paragraph-rsid="00198c34"/>
    </style:style>
    <style:style style:name="P26" style:family="paragraph" style:parent-style-name="Text_20_body" style:list-style-name="L1">
      <style:text-properties officeooo:rsid="0019d5f8" officeooo:paragraph-rsid="0019d5f8"/>
    </style:style>
    <style:style style:name="P27" style:family="paragraph" style:parent-style-name="Text_20_body" style:list-style-name="L2">
      <style:text-properties officeooo:rsid="001aafb2" officeooo:paragraph-rsid="001aafb2"/>
    </style:style>
    <style:style style:name="P28" style:family="paragraph" style:parent-style-name="Text_20_body" style:list-style-name="L2">
      <style:text-properties officeooo:rsid="001bf2ce" officeooo:paragraph-rsid="001bf2ce"/>
    </style:style>
    <style:style style:name="P29" style:family="paragraph" style:parent-style-name="Text_20_body" style:list-style-name="L3">
      <style:text-properties officeooo:rsid="001d4cde" officeooo:paragraph-rsid="001d4cde"/>
    </style:style>
    <style:style style:name="P30" style:family="paragraph" style:parent-style-name="Text_20_body" style:list-style-name="L3">
      <style:text-properties officeooo:rsid="001d842f" officeooo:paragraph-rsid="001d842f"/>
    </style:style>
    <style:style style:name="P31" style:family="paragraph" style:parent-style-name="Text_20_body">
      <style:text-properties officeooo:rsid="0024bc67" officeooo:paragraph-rsid="0024bc67"/>
    </style:style>
    <style:style style:name="P32" style:family="paragraph" style:parent-style-name="Text_20_body" style:list-style-name="L2">
      <style:text-properties officeooo:rsid="0024f5e2" officeooo:paragraph-rsid="0024f5e2"/>
    </style:style>
    <style:style style:name="P33" style:family="paragraph" style:parent-style-name="Text_20_body">
      <style:text-properties officeooo:rsid="002a3900" officeooo:paragraph-rsid="002a3900"/>
    </style:style>
    <style:style style:name="P34" style:family="paragraph" style:parent-style-name="Text_20_body">
      <style:text-properties officeooo:rsid="002b88c6" officeooo:paragraph-rsid="002b88c6"/>
    </style:style>
    <style:style style:name="P35" style:family="paragraph" style:parent-style-name="Text_20_body" style:list-style-name="L4">
      <style:text-properties officeooo:paragraph-rsid="00353302"/>
    </style:style>
    <style:style style:name="P36" style:family="paragraph" style:parent-style-name="Text_20_body" style:list-style-name="L4">
      <style:text-properties officeooo:rsid="003128de" officeooo:paragraph-rsid="003128de"/>
    </style:style>
    <style:style style:name="P37" style:family="paragraph" style:parent-style-name="Text_20_body" style:list-style-name="L4">
      <style:text-properties officeooo:rsid="00338927" officeooo:paragraph-rsid="00353302"/>
    </style:style>
    <style:style style:name="P38" style:family="paragraph" style:parent-style-name="Text_20_body" style:list-style-name="L5">
      <style:text-properties fo:font-size="12pt" fo:font-weight="normal" officeooo:rsid="004275d2" officeooo:paragraph-rsid="004275d2" style:font-size-asian="12pt" style:font-weight-asian="normal" style:font-size-complex="12pt" style:font-weight-complex="normal"/>
    </style:style>
    <style:style style:name="P39" style:family="paragraph" style:parent-style-name="Text_20_body" style:list-style-name="L5">
      <style:text-properties fo:font-size="12pt" fo:font-weight="normal" officeooo:rsid="004ce010" officeooo:paragraph-rsid="004ce010" style:font-size-asian="12pt" style:font-weight-asian="normal" style:font-size-complex="12pt" style:font-weight-complex="normal"/>
    </style:style>
    <style:style style:name="P40" style:family="paragraph" style:parent-style-name="Text_20_body" style:list-style-name="L5">
      <style:text-properties fo:font-size="12pt" fo:font-weight="normal" officeooo:rsid="0052d2ef" officeooo:paragraph-rsid="00547c9b" style:font-size-asian="12pt" style:font-weight-asian="normal" style:font-size-complex="12pt" style:font-weight-complex="normal"/>
    </style:style>
    <style:style style:name="P41" style:family="paragraph" style:parent-style-name="Text_20_body" style:list-style-name="L5">
      <style:text-properties fo:font-size="12pt" fo:font-weight="normal" officeooo:rsid="0052d2ef" officeooo:paragraph-rsid="00a5e575" style:font-size-asian="12pt" style:font-weight-asian="normal" style:font-size-complex="12pt" style:font-weight-complex="normal"/>
    </style:style>
    <style:style style:name="P42" style:family="paragraph" style:parent-style-name="Text_20_body" style:list-style-name="L11">
      <style:text-properties fo:font-size="12pt" fo:font-weight="normal" officeooo:rsid="0052d2ef" officeooo:paragraph-rsid="0062bee3" style:font-size-asian="12pt" style:font-weight-asian="normal" style:font-size-complex="12pt" style:font-weight-complex="normal"/>
    </style:style>
    <style:style style:name="P43" style:family="paragraph" style:parent-style-name="Text_20_body" style:list-style-name="L5">
      <style:text-properties fo:font-size="12pt" fo:font-weight="normal" officeooo:rsid="0055b653" officeooo:paragraph-rsid="0055b653" style:font-size-asian="12pt" style:font-weight-asian="normal" style:font-size-complex="12pt" style:font-weight-complex="normal"/>
    </style:style>
    <style:style style:name="P44" style:family="paragraph" style:parent-style-name="Text_20_body" style:list-style-name="L11">
      <style:text-properties fo:font-size="12pt" fo:font-weight="normal" officeooo:rsid="0063ed9a" officeooo:paragraph-rsid="0063ed9a" style:font-size-asian="12pt" style:font-weight-asian="normal" style:font-size-complex="12pt" style:font-weight-complex="normal"/>
    </style:style>
    <style:style style:name="P45" style:family="paragraph" style:parent-style-name="Text_20_body" style:list-style-name="L11">
      <style:text-properties fo:font-size="12pt" fo:font-weight="normal" officeooo:rsid="00647f65" officeooo:paragraph-rsid="00647f65" style:font-size-asian="12pt" style:font-weight-asian="normal" style:font-size-complex="12pt" style:font-weight-complex="normal"/>
    </style:style>
    <style:style style:name="P46" style:family="paragraph" style:parent-style-name="Text_20_body" style:list-style-name="L11">
      <style:text-properties fo:font-size="12pt" fo:font-weight="normal" officeooo:rsid="005ea3c1" officeooo:paragraph-rsid="005ea3c1" style:font-size-asian="10.5pt" style:font-weight-asian="normal" style:font-size-complex="12pt" style:font-weight-complex="normal"/>
    </style:style>
    <style:style style:name="P47" style:family="paragraph" style:parent-style-name="Text_20_body" style:list-style-name="L14">
      <style:text-properties style:font-name="Liberation Sans1" fo:font-size="12pt" fo:font-weight="normal" officeooo:rsid="006f9a5a" officeooo:paragraph-rsid="007e96c5" style:font-size-asian="12pt" style:font-weight-asian="normal" style:font-size-complex="12pt" style:font-weight-complex="normal"/>
    </style:style>
    <style:style style:name="P48" style:family="paragraph" style:parent-style-name="Text_20_body" style:list-style-name="L14">
      <style:text-properties style:font-name="Liberation Sans1" fo:font-size="12pt" fo:font-weight="normal" officeooo:rsid="006f9a5a" officeooo:paragraph-rsid="0083f98b" style:font-size-asian="12pt" style:font-weight-asian="normal" style:font-size-complex="12pt" style:font-weight-complex="normal"/>
    </style:style>
    <style:style style:name="P49" style:family="paragraph" style:parent-style-name="Text_20_body">
      <style:text-properties style:font-name="Liberation Sans1" fo:font-size="12pt" fo:font-weight="normal" officeooo:paragraph-rsid="0008f42e" style:font-size-asian="12pt" style:font-weight-asian="normal" style:font-size-complex="12pt" style:font-weight-complex="normal"/>
    </style:style>
    <style:style style:name="P50" style:family="paragraph" style:parent-style-name="Text_20_body" style:list-style-name="L14">
      <style:text-properties style:font-name="Liberation Sans1" fo:font-size="12pt" fo:font-weight="normal" officeooo:rsid="00806d1b" officeooo:paragraph-rsid="0085bd60" style:font-size-asian="12pt" style:font-weight-asian="normal" style:font-size-complex="12pt" style:font-weight-complex="normal"/>
    </style:style>
    <style:style style:name="P51" style:family="paragraph" style:parent-style-name="Text_20_body">
      <style:text-properties style:font-name="Liberation Sans1" fo:font-size="12pt" fo:font-style="normal" fo:font-weight="normal" officeooo:rsid="003a3c65" officeooo:paragraph-rsid="003a3c65" style:font-size-asian="12pt" style:font-style-asian="normal" style:font-weight-asian="normal" style:font-size-complex="12pt" style:font-style-complex="normal" style:font-weight-complex="normal"/>
    </style:style>
    <style:style style:name="P52" style:family="paragraph" style:parent-style-name="Text_20_body" style:list-style-name="L14">
      <style:text-properties officeooo:rsid="006f9a5a" officeooo:paragraph-rsid="006f9a5a"/>
    </style:style>
    <style:style style:name="P53" style:family="paragraph" style:parent-style-name="Text_20_body" style:list-style-name="L14">
      <style:text-properties officeooo:rsid="006f9a5a" officeooo:paragraph-rsid="007284fc"/>
    </style:style>
    <style:style style:name="P54" style:family="paragraph" style:parent-style-name="Text_20_body" style:list-style-name="L14">
      <style:text-properties officeooo:rsid="006f9a5a" officeooo:paragraph-rsid="007e96c5"/>
    </style:style>
    <style:style style:name="P55" style:family="paragraph" style:parent-style-name="Text_20_body" style:list-style-name="L14">
      <style:text-properties officeooo:rsid="006f9a5a" officeooo:paragraph-rsid="00944171"/>
    </style:style>
    <style:style style:name="P56" style:family="paragraph" style:parent-style-name="Text_20_body" style:list-style-name="L14">
      <style:text-properties officeooo:rsid="006f9a5a" officeooo:paragraph-rsid="0099dbe0"/>
    </style:style>
    <style:style style:name="P57" style:family="paragraph" style:parent-style-name="Text_20_body" style:list-style-name="L14">
      <style:text-properties officeooo:rsid="006f9a5a" officeooo:paragraph-rsid="009cafe3"/>
    </style:style>
    <style:style style:name="P58" style:family="paragraph" style:parent-style-name="Text_20_body" style:list-style-name="L14">
      <style:text-properties officeooo:rsid="006f9a5a" officeooo:paragraph-rsid="009d97f5"/>
    </style:style>
    <style:style style:name="P59" style:family="paragraph" style:parent-style-name="Text_20_body" style:list-style-name="L14">
      <style:text-properties officeooo:rsid="006f9a5a" officeooo:paragraph-rsid="00a1080c"/>
    </style:style>
    <style:style style:name="P60" style:family="paragraph" style:parent-style-name="Text_20_body" style:list-style-name="L15">
      <style:text-properties officeooo:rsid="006f9a5a" officeooo:paragraph-rsid="008ac67e"/>
    </style:style>
    <style:style style:name="P61" style:family="paragraph" style:parent-style-name="Text_20_body" style:list-style-name="L14">
      <style:text-properties officeooo:paragraph-rsid="007284fc"/>
    </style:style>
    <style:style style:name="P62" style:family="paragraph" style:parent-style-name="Text_20_body" style:list-style-name="L14">
      <style:text-properties officeooo:paragraph-rsid="00a1080c"/>
    </style:style>
    <style:style style:name="P63" style:family="paragraph" style:parent-style-name="Text_20_body">
      <style:text-properties officeooo:paragraph-rsid="0091516d"/>
    </style:style>
    <style:style style:name="T1" style:family="text">
      <style:text-properties officeooo:rsid="00198c34"/>
    </style:style>
    <style:style style:name="T2" style:family="text">
      <style:text-properties officeooo:rsid="0019d5f8"/>
    </style:style>
    <style:style style:name="T3" style:family="text">
      <style:text-properties officeooo:rsid="001d31e7"/>
    </style:style>
    <style:style style:name="T4" style:family="text">
      <style:text-properties officeooo:rsid="001e14fe"/>
    </style:style>
    <style:style style:name="T5" style:family="text">
      <style:text-properties officeooo:rsid="0021ec9b"/>
    </style:style>
    <style:style style:name="T6" style:family="text">
      <style:text-properties officeooo:rsid="0008f42e"/>
    </style:style>
    <style:style style:name="T7" style:family="text">
      <style:text-properties officeooo:rsid="0024f5e2"/>
    </style:style>
    <style:style style:name="T8" style:family="text">
      <style:text-properties officeooo:rsid="0027de73"/>
    </style:style>
    <style:style style:name="T9" style:family="text">
      <style:text-properties style:font-name="Liberation Sans1" fo:font-size="16.1000003814697pt" fo:font-weight="bold" officeooo:rsid="002fa21b" style:font-name-asian="Microsoft YaHei" style:font-size-asian="16.1000003814697pt" style:font-weight-asian="bold" style:font-name-complex="Arial" style:font-size-complex="16.1000003814697pt" style:font-weight-complex="bold"/>
    </style:style>
    <style:style style:name="T10" style:family="text">
      <style:text-properties style:font-name="Liberation Sans1" fo:font-style="normal" style:text-underline-style="none" style:font-name-asian="Microsoft YaHei" style:font-style-asian="normal" style:font-name-complex="Arial" style:font-style-complex="normal"/>
    </style:style>
    <style:style style:name="T11" style:family="text">
      <style:text-properties style:font-name="Liberation Sans1" fo:font-style="normal" style:text-underline-style="none" officeooo:rsid="0041e510" style:font-name-asian="Microsoft YaHei" style:font-style-asian="normal" style:font-name-complex="Arial" style:font-style-complex="normal"/>
    </style:style>
    <style:style style:name="T12" style:family="text">
      <style:text-properties style:font-name="Liberation Sans1" fo:font-style="normal" style:text-underline-style="none" officeooo:rsid="004535bf" style:font-name-asian="Microsoft YaHei" style:font-style-asian="normal" style:font-name-complex="Arial" style:font-style-complex="normal"/>
    </style:style>
    <style:style style:name="T13" style:family="text">
      <style:text-properties style:font-name="Liberation Sans1" fo:font-style="normal" style:text-underline-style="none" officeooo:rsid="004edec3" style:font-name-asian="Microsoft YaHei" style:font-style-asian="normal" style:font-name-complex="Arial" style:font-style-complex="normal"/>
    </style:style>
    <style:style style:name="T14" style:family="text">
      <style:text-properties style:font-name="Liberation Sans1" fo:font-style="normal" style:text-underline-style="none" officeooo:rsid="0052b094" style:font-name-asian="Microsoft YaHei" style:font-style-asian="normal" style:font-name-complex="Arial" style:font-style-complex="normal"/>
    </style:style>
    <style:style style:name="T15" style:family="text">
      <style:text-properties style:font-name="Liberation Sans1" fo:font-style="normal" style:text-underline-style="none" officeooo:rsid="00547c9b" style:font-name-asian="Microsoft YaHei" style:font-style-asian="normal" style:font-name-complex="Arial" style:font-style-complex="normal"/>
    </style:style>
    <style:style style:name="T16" style:family="text">
      <style:text-properties style:font-name="Liberation Sans1" fo:font-style="normal" style:text-underline-style="none" officeooo:rsid="00566613" style:font-name-asian="Microsoft YaHei" style:font-style-asian="normal" style:font-name-complex="Arial" style:font-style-complex="normal"/>
    </style:style>
    <style:style style:name="T17" style:family="text">
      <style:text-properties style:font-name="Liberation Sans1" fo:font-style="normal" style:text-underline-style="none" officeooo:rsid="00a1d0e5" style:font-name-asian="Microsoft YaHei" style:font-style-asian="normal" style:font-name-complex="Arial" style:font-style-complex="normal"/>
    </style:style>
    <style:style style:name="T18" style:family="text">
      <style:text-properties style:font-name="Liberation Sans1" fo:font-style="normal" style:text-underline-style="none" officeooo:rsid="00a20221" style:font-name-asian="Microsoft YaHei" style:font-style-asian="normal" style:font-name-complex="Arial" style:font-style-complex="normal"/>
    </style:style>
    <style:style style:name="T19" style:family="text">
      <style:text-properties style:font-name="Liberation Sans1" fo:font-style="normal" style:text-underline-style="none" officeooo:rsid="00a308d3" style:font-name-asian="Microsoft YaHei" style:font-style-asian="normal" style:font-name-complex="Arial" style:font-style-complex="normal"/>
    </style:style>
    <style:style style:name="T20" style:family="text">
      <style:text-properties style:font-name="Liberation Sans1" fo:font-style="normal" style:text-underline-style="none" officeooo:rsid="00a39903" style:font-name-asian="Microsoft YaHei" style:font-style-asian="normal" style:font-name-complex="Arial" style:font-style-complex="normal"/>
    </style:style>
    <style:style style:name="T21" style:family="text">
      <style:text-properties style:font-name="Liberation Sans1" fo:font-style="normal" style:text-underline-style="none" officeooo:rsid="00a43006" style:font-name-asian="Microsoft YaHei" style:font-style-asian="normal" style:font-name-complex="Arial" style:font-style-complex="normal"/>
    </style:style>
    <style:style style:name="T22" style:family="text">
      <style:text-properties style:font-name="Liberation Sans1" fo:font-style="normal" style:text-underline-style="none" officeooo:rsid="00a51bf3" style:font-name-asian="Microsoft YaHei" style:font-style-asian="normal" style:font-name-complex="Arial" style:font-style-complex="normal"/>
    </style:style>
    <style:style style:name="T23" style:family="text">
      <style:text-properties style:font-name="Liberation Sans1" fo:font-style="normal" style:text-underline-style="none" style:font-name-asian="Microsoft YaHei" style:font-size-asian="10.5pt" style:font-style-asian="normal" style:font-name-complex="Arial" style:font-style-complex="normal"/>
    </style:style>
    <style:style style:name="T24" style:family="text">
      <style:text-properties style:font-name="Liberation Sans1" fo:font-style="normal" style:text-underline-style="none" officeooo:rsid="005ea3c1" style:font-name-asian="Microsoft YaHei" style:font-size-asian="10.5pt" style:font-style-asian="normal" style:font-name-complex="Arial" style:font-style-complex="normal"/>
    </style:style>
    <style:style style:name="T25" style:family="text">
      <style:text-properties style:font-name="Liberation Sans1" fo:font-style="normal" style:text-underline-style="none" officeooo:rsid="005fe708" style:font-name-asian="Microsoft YaHei" style:font-size-asian="10.5pt" style:font-style-asian="normal" style:font-name-complex="Arial" style:font-style-complex="normal"/>
    </style:style>
    <style:style style:name="T26" style:family="text">
      <style:text-properties style:font-name="Liberation Sans1" fo:font-size="14.1000003814697pt" fo:font-weight="bold" officeooo:rsid="005e38ba" style:font-name-asian="Microsoft YaHei" style:font-size-asian="14.1000003814697pt" style:font-weight-asian="bold" style:font-name-complex="Arial" style:font-size-complex="14.1000003814697pt" style:font-weight-complex="bold"/>
    </style:style>
    <style:style style:name="T27" style:family="text">
      <style:text-properties style:font-name="Liberation Sans1" fo:font-size="14.1000003814697pt" style:text-underline-style="none" fo:font-weight="bold" officeooo:rsid="0091516d" style:font-name-asian="Microsoft YaHei" style:font-size-asian="14.1000003814697pt" style:font-weight-asian="bold" style:font-name-complex="Arial" style:font-size-complex="14.1000003814697pt" style:font-weight-complex="bold"/>
    </style:style>
    <style:style style:name="T28" style:family="text">
      <style:text-properties style:font-name="Liberation Sans1" fo:font-size="14.1000003814697pt" officeooo:rsid="007d6945" style:font-name-asian="Microsoft YaHei" style:font-size-asian="14.1000003814697pt" style:font-name-complex="Arial" style:font-size-complex="14.1000003814697pt"/>
    </style:style>
    <style:style style:name="T29" style:family="text">
      <style:text-properties style:font-name="Liberation Sans1" fo:font-size="14.1000003814697pt" officeooo:rsid="008995fb" style:font-name-asian="Microsoft YaHei" style:font-size-asian="14.1000003814697pt" style:font-name-complex="Arial" style:font-size-complex="14.1000003814697pt"/>
    </style:style>
    <style:style style:name="T30" style:family="text">
      <style:text-properties style:font-name="Liberation Sans1" style:font-name-asian="Microsoft YaHei" style:font-name-complex="Arial"/>
    </style:style>
    <style:style style:name="T31" style:family="text">
      <style:text-properties style:font-name="Liberation Sans1" officeooo:rsid="005e38ba" style:font-name-asian="Microsoft YaHei" style:font-name-complex="Arial"/>
    </style:style>
    <style:style style:name="T32" style:family="text">
      <style:text-properties style:font-name="Liberation Sans1" officeooo:rsid="005fe708" style:font-name-asian="Microsoft YaHei" style:font-name-complex="Arial"/>
    </style:style>
    <style:style style:name="T33" style:family="text">
      <style:text-properties style:font-name="Liberation Sans1" officeooo:rsid="00760caf" style:font-name-asian="Microsoft YaHei" style:font-name-complex="Arial"/>
    </style:style>
    <style:style style:name="T34" style:family="text">
      <style:text-properties officeooo:rsid="0031a14c"/>
    </style:style>
    <style:style style:name="T35" style:family="text">
      <style:text-properties officeooo:rsid="00338927"/>
    </style:style>
    <style:style style:name="T36" style:family="text">
      <style:text-properties officeooo:rsid="00353302"/>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bold" officeooo:rsid="0041e510" style:font-name-asian="Microsoft YaHei" style:font-style-asian="normal" style:font-weight-asian="bold" style:font-name-complex="Arial" style:font-style-complex="normal" style:font-weight-complex="bold"/>
    </style:style>
    <style:style style:name="T39" style:family="text">
      <style:text-properties fo:font-style="normal" style:text-underline-style="none" fo:font-weight="bold" officeooo:rsid="005c1977" style:font-name-asian="Microsoft YaHei" style:font-style-asian="normal" style:font-weight-asian="bold" style:font-name-complex="Arial" style:font-style-complex="normal" style:font-weight-complex="bold"/>
    </style:style>
    <style:style style:name="T40" style:family="text">
      <style:text-properties style:text-underline-style="none"/>
    </style:style>
    <style:style style:name="T41" style:family="text">
      <style:text-properties style:text-underline-style="none" officeooo:rsid="006d7189"/>
    </style:style>
    <style:style style:name="T42" style:family="text">
      <style:text-properties style:text-underline-style="none" officeooo:rsid="0078792c"/>
    </style:style>
    <style:style style:name="T43" style:family="text">
      <style:text-properties style:text-underline-style="none" officeooo:rsid="0079da09"/>
    </style:style>
    <style:style style:name="T44" style:family="text">
      <style:text-properties style:text-underline-style="none" officeooo:rsid="007a41ab"/>
    </style:style>
    <style:style style:name="T45" style:family="text">
      <style:text-properties style:text-underline-style="none" officeooo:rsid="007c023a"/>
    </style:style>
    <style:style style:name="T46" style:family="text">
      <style:text-properties style:text-underline-style="none" officeooo:rsid="0085bd60"/>
    </style:style>
    <style:style style:name="T47" style:family="text">
      <style:text-properties style:text-underline-style="none" officeooo:rsid="008ac67e"/>
    </style:style>
    <style:style style:name="T48" style:family="text">
      <style:text-properties style:text-underline-style="none" officeooo:rsid="0091516d"/>
    </style:style>
    <style:style style:name="T49" style:family="text">
      <style:text-properties style:text-underline-style="none" officeooo:rsid="0096adcc"/>
    </style:style>
    <style:style style:name="T50" style:family="text">
      <style:text-properties style:text-underline-style="none" officeooo:rsid="009f1e9b"/>
    </style:style>
    <style:style style:name="T51" style:family="text">
      <style:text-properties style:text-underline-style="none" fo:font-weight="normal" officeooo:rsid="007a41ab" style:font-weight-asian="normal" style:font-weight-complex="normal"/>
    </style:style>
    <style:style style:name="T52" style:family="text">
      <style:text-properties style:text-underline-style="none" fo:font-weight="normal" officeooo:rsid="00b67213" style:font-weight-asian="normal" style:font-weight-complex="normal"/>
    </style:style>
    <style:style style:name="T53" style:family="text">
      <style:text-properties style:text-underline-style="none" fo:font-weight="normal" officeooo:rsid="00b8e5e7" style:font-weight-asian="normal" style:font-weight-complex="normal"/>
    </style:style>
    <style:style style:name="T54" style:family="text">
      <style:text-properties style:text-underline-style="none" officeooo:rsid="00ad3836"/>
    </style:style>
    <style:style style:name="T55" style:family="text">
      <style:text-properties style:text-underline-style="none" officeooo:rsid="00b67213"/>
    </style:style>
    <style:style style:name="T56" style:family="text">
      <style:text-properties style:text-underline-style="none" officeooo:rsid="00b8e5e7"/>
    </style:style>
    <style:style style:name="T57" style:family="text">
      <style:text-properties fo:font-weight="normal" officeooo:rsid="006f9a5a" style:font-weight-asian="normal" style:font-weight-complex="normal"/>
    </style:style>
    <style:style style:name="T58" style:family="text">
      <style:text-properties fo:font-weight="normal" officeooo:rsid="007a41ab" style:font-weight-asian="normal" style:font-weight-complex="normal"/>
    </style:style>
    <style:style style:name="T59" style:family="text">
      <style:text-properties fo:font-weight="normal" officeooo:rsid="007c023a" style:font-weight-asian="normal" style:font-weight-complex="normal"/>
    </style:style>
    <style:style style:name="T60" style:family="text">
      <style:text-properties fo:font-weight="normal" officeooo:rsid="00aad2fc" style:font-weight-asian="normal" style:font-weight-complex="normal"/>
    </style:style>
    <style:style style:name="T61" style:family="text">
      <style:text-properties officeooo:rsid="00742e10"/>
    </style:style>
    <style:style style:name="T62" style:family="text">
      <style:text-properties officeooo:rsid="0074a448"/>
    </style:style>
    <style:style style:name="T63" style:family="text">
      <style:text-properties officeooo:rsid="00760caf"/>
    </style:style>
    <style:style style:name="T64" style:family="text">
      <style:text-properties officeooo:rsid="0076e1df"/>
    </style:style>
    <style:style style:name="T65" style:family="text">
      <style:text-properties officeooo:rsid="0078792c"/>
    </style:style>
    <style:style style:name="T66" style:family="text">
      <style:text-properties officeooo:rsid="0079da09"/>
    </style:style>
    <style:style style:name="T67" style:family="text">
      <style:text-properties style:font-name="Liberation Sans1" fo:font-size="12pt" fo:font-weight="normal" style:font-size-asian="12pt" style:font-weight-asian="normal" style:font-size-complex="12pt" style:font-weight-complex="normal"/>
    </style:style>
    <style:style style:name="T68" style:family="text">
      <style:text-properties officeooo:rsid="00806d1b"/>
    </style:style>
    <style:style style:name="T69" style:family="text">
      <style:text-properties officeooo:rsid="0083f98b"/>
    </style:style>
    <style:style style:name="T70" style:family="text">
      <style:text-properties officeooo:rsid="008b6c9a"/>
    </style:style>
    <style:style style:name="T71" style:family="text">
      <style:text-properties officeooo:rsid="008c7134"/>
    </style:style>
    <style:style style:name="T72" style:family="text">
      <style:text-properties officeooo:rsid="008c82d4"/>
    </style:style>
    <style:style style:name="T73" style:family="text">
      <style:text-properties officeooo:rsid="008db324"/>
    </style:style>
    <style:style style:name="T74" style:family="text">
      <style:text-properties officeooo:rsid="0095d665"/>
    </style:style>
    <style:style style:name="T75" style:family="text">
      <style:text-properties officeooo:rsid="0096374f"/>
    </style:style>
    <style:style style:name="T76" style:family="text">
      <style:text-properties officeooo:rsid="0096adcc"/>
    </style:style>
    <style:style style:name="T77" style:family="text">
      <style:text-properties officeooo:rsid="0097a06c"/>
    </style:style>
    <style:style style:name="T78" style:family="text">
      <style:text-properties officeooo:rsid="00992ed7"/>
    </style:style>
    <style:style style:name="T79" style:family="text">
      <style:text-properties officeooo:rsid="009cafe3"/>
    </style:style>
    <style:style style:name="T80" style:family="text">
      <style:text-properties officeooo:rsid="009d97f5"/>
    </style:style>
    <style:style style:name="T81" style:family="text">
      <style:text-properties officeooo:rsid="009ddd67"/>
    </style:style>
    <style:style style:name="T82" style:family="text">
      <style:text-properties officeooo:rsid="00a664db"/>
    </style:style>
    <style:style style:name="T83" style:family="text">
      <style:text-properties officeooo:rsid="00a72aea"/>
    </style:style>
    <style:style style:name="T84" style:family="text">
      <style:text-properties officeooo:rsid="00a90b09"/>
    </style:style>
    <style:style style:name="T85" style:family="text">
      <style:text-properties officeooo:rsid="00ab89dd"/>
    </style:style>
    <style:style style:name="T86" style:family="text">
      <style:text-properties officeooo:rsid="00abb505"/>
    </style:style>
    <style:style style:name="T87" style:family="text">
      <style:text-properties officeooo:rsid="00ad4bdd"/>
    </style:style>
    <style:style style:name="T88" style:family="text">
      <style:text-properties officeooo:rsid="00ae1e6a"/>
    </style:style>
    <style:style style:name="T89" style:family="text">
      <style:text-properties officeooo:rsid="00b197f9"/>
    </style:style>
    <style:style style:name="T90" style:family="text">
      <style:text-properties officeooo:rsid="00b486eb"/>
    </style:style>
    <style:style style:name="T91" style:family="text">
      <style:text-properties officeooo:rsid="00b55c60"/>
    </style:style>
    <style:style style:name="T92" style:family="text">
      <style:text-properties officeooo:rsid="00b8673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nline Immobilienportal</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613_4270830508" text:style-name="Index_20_Link" text:visited-style-name="Index_20_Link">1. Zielbestimmungen<text:tab/>1</text:a></text:p>
          <text:p text:style-name="P4"><text:a xlink:type="simple" xlink:href="#__RefHeading___Toc930_4270830508" text:style-name="Index_20_Link" text:visited-style-name="Index_20_Link">1.1 Musskriterien<text:tab/>1</text:a></text:p>
          <text:p text:style-name="P4"><text:a xlink:type="simple" xlink:href="#__RefHeading___Toc932_4270830508" text:style-name="Index_20_Link" text:visited-style-name="Index_20_Link">1.2 Wunschkriterien<text:tab/>2</text:a></text:p>
          <text:p text:style-name="P4"><text:a xlink:type="simple" xlink:href="#__RefHeading___Toc934_4270830508" text:style-name="Index_20_Link" text:visited-style-name="Index_20_Link">1.3 Abgrenzungskriterien<text:tab/>2</text:a></text:p>
          <text:p text:style-name="P3"><text:a xlink:type="simple" xlink:href="#__RefHeading___Toc615_4270830508" text:style-name="Index_20_Link" text:visited-style-name="Index_20_Link">2. Produkteinsatz<text:tab/>2</text:a></text:p>
          <text:p text:style-name="P4"><text:a xlink:type="simple" xlink:href="#__RefHeading___Toc136_3494969953" text:style-name="Index_20_Link" text:visited-style-name="Index_20_Link">2.1 Anwendungsbereiche<text:tab/>2</text:a></text:p>
          <text:p text:style-name="P4"><text:a xlink:type="simple" xlink:href="#__RefHeading___Toc139_3494969953" text:style-name="Index_20_Link" text:visited-style-name="Index_20_Link">2.2 Zielgruppen<text:tab/>2</text:a></text:p>
          <text:p text:style-name="P4"><text:a xlink:type="simple" xlink:href="#__RefHeading___Toc141_3494969953" text:style-name="Index_20_Link" text:visited-style-name="Index_20_Link">2.3 Betriebsbedingungen<text:tab/>2</text:a></text:p>
          <text:p text:style-name="P3"><text:a xlink:type="simple" xlink:href="#__RefHeading___Toc618_4270830508" text:style-name="Index_20_Link" text:visited-style-name="Index_20_Link">3. Produktübersicht<text:tab/>3</text:a></text:p>
          <text:p text:style-name="P3"><text:a xlink:type="simple" xlink:href="#__RefHeading___Toc620_4270830508" text:style-name="Index_20_Link" text:visited-style-name="Index_20_Link">4. Produktfunktionen<text:tab/>3</text:a></text:p>
          <text:p text:style-name="P5"><text:a xlink:type="simple" xlink:href="#__RefHeading___Toc149_3494969953" text:style-name="Index_20_Link" text:visited-style-name="Index_20_Link">4.1 </text:a><text:a xlink:type="simple" xlink:href="#__RefHeading___Toc149_3494969953" text:style-name="Index_20_Link" text:visited-style-name="Index_20_Link">Hauptmenü - /</text:a><text:a xlink:type="simple" xlink:href="#__RefHeading___Toc149_3494969953" text:style-name="Index_20_Link" text:visited-style-name="Index_20_Link">F100/</text:a><text:a xlink:type="simple" xlink:href="#__RefHeading___Toc149_3494969953" text:style-name="Index_20_Link" text:visited-style-name="Index_20_Link"><text:tab/>3</text:a></text:p>
          <text:p text:style-name="P5"><text:a xlink:type="simple" xlink:href="#__RefHeading___Toc151_3494969953" text:style-name="Index_20_Link" text:visited-style-name="Index_20_Link">4.2 Beenden - /F110/<text:tab/>3</text:a></text:p>
          <text:p text:style-name="P5"><text:a xlink:type="simple" xlink:href="#__RefHeading___Toc158_3494969953" text:style-name="Index_20_Link" text:visited-style-name="Index_20_Link">4.3 Registrierung - /F120/<text:tab/>3</text:a></text:p>
          <text:p text:style-name="P5"><text:a xlink:type="simple" xlink:href="#__RefHeading___Toc160_3494969953" text:style-name="Index_20_Link" text:visited-style-name="Index_20_Link">4.4 Anmeldung - /F130/<text:tab/>4</text:a></text:p>
          <text:p text:style-name="P5"><text:a xlink:type="simple" xlink:href="#__RefHeading___Toc172_3494969953" text:style-name="Index_20_Link" text:visited-style-name="Index_20_Link">4.5 Benutzermenü - /F140/<text:tab/>4</text:a></text:p>
          <text:p text:style-name="P5"><text:a xlink:type="simple" xlink:href="#__RefHeading___Toc174_3494969953" text:style-name="Index_20_Link" text:visited-style-name="Index_20_Link">4.6 Abmeldung - /F150/<text:tab/>4</text:a></text:p>
          <text:p text:style-name="P5"><text:a xlink:type="simple" xlink:href="#__RefHeading___Toc176_3494969953" text:style-name="Index_20_Link" text:visited-style-name="Index_20_Link">4.7 Immobilien hinzufügen - /F160/<text:tab/>5</text:a></text:p>
          <text:p text:style-name="P5"><text:a xlink:type="simple" xlink:href="#__RefHeading___Toc178_3494969953" text:style-name="Index_20_Link" text:visited-style-name="Index_20_Link">4.8 Immobilien ansehen - /F170/<text:tab/>5</text:a></text:p>
          <text:p text:style-name="P5"><text:a xlink:type="simple" xlink:href="#__RefHeading___Toc180_3494969953" text:style-name="Index_20_Link" text:visited-style-name="Index_20_Link">4.9 Immobilien entfernen - /F180/<text:tab/>5</text:a></text:p>
          <text:p text:style-name="P5"><text:a xlink:type="simple" xlink:href="#__RefHeading___Toc182_3494969953" text:style-name="Index_20_Link" text:visited-style-name="Index_20_Link">4.10 Immobilien suchen - /F190/<text:tab/>5</text:a></text:p>
          <text:p text:style-name="P3"><text:a xlink:type="simple" xlink:href="#__RefHeading___Toc622_4270830508" text:style-name="Index_20_Link" text:visited-style-name="Index_20_Link">5. Qualitätsanforderungen<text:tab/>5</text:a></text:p>
        </text:index-body>
      </text:table-of-content>
      <text:h text:style-name="P6" text:outline-level="1"><text:bookmark-start text:name="__RefHeading___Toc613_4270830508"/>1. Zielbestimmungen<text:bookmark-end text:name="__RefHeading___Toc613_4270830508"/></text:h>
      <text:h text:style-name="P8" text:outline-level="2"><text:bookmark-start text:name="__RefHeading___Toc930_4270830508"/>1.1 Musskriterien<text:bookmark-end text:name="__RefHeading___Toc930_4270830508"/></text:h>
      <text:list xml:id="list512789984" text:style-name="L1">
        <text:list-item>
          <text:p text:style-name="P20">Registrierung und <text:span text:style-name="T4">Anmeldung</text:span></text:p>
          <text:list>
            <text:list-item>
              <text:p text:style-name="P20">Registrierung mit Name, E-Mail und Passwort</text:p>
            </text:list-item>
            <text:list-item>
              <text:p text:style-name="P20"><text:span text:style-name="T4">Anmeldung</text:span> mit E-Mail und Passwort</text:p>
            </text:list-item>
            <text:list-item>
              <text:p text:style-name="P21">Abmeldung</text:p>
            </text:list-item>
          </text:list>
        </text:list-item>
        <text:list-item>
          <text:p text:style-name="P22">Immobilien<text:span text:style-name="T1">angebote</text:span> hochladen</text:p>
          <text:list>
            <text:list-item>
              <text:p text:style-name="P22">Speichern von Angaben zu Preis, Adresse, Räume<text:span text:style-name="T5">n</text:span> und Fläche der Immobilie</text:p>
            </text:list-item>
          </text:list>
        </text:list-item>
        <text:list-item>
          <text:p text:style-name="P23">Immobilien<text:span text:style-name="T1">angebote</text:span> löschen</text:p>
          <text:list>
            <text:list-item>
              <text:p text:style-name="P24">Entfernen von hochgeladenen Immobilien</text:p>
            </text:list-item>
            <text:list-item>
              <text:p text:style-name="P24">Nur eigene <text:span text:style-name="T2">Angebote</text:span> können entfernt werden</text:p>
            </text:list-item>
          </text:list>
        </text:list-item>
        <text:list-item>
          <text:p text:style-name="P25">Immobilien <text:span text:style-name="T2">suchen</text:span></text:p>
          <text:list>
            <text:list-item>
              <text:p text:style-name="P25">Immobilienangebote <text:span text:style-name="T2">von allen Nutzern </text:span>können <text:span text:style-name="T2">gesucht und </text:span>angeschaut werden</text:p>
            </text:list-item>
            <text:list-item>
              <text:p text:style-name="P26"><text:soft-page-break/>Die angezeigten Angebote enthalten die E-Mail des Besitzers</text:p>
            </text:list-item>
          </text:list>
        </text:list-item>
      </text:list>
      <text:h text:style-name="P9" text:outline-level="2"><text:bookmark-start text:name="__RefHeading___Toc932_4270830508"/>1.2 Wunschkriterien<text:bookmark-end text:name="__RefHeading___Toc932_4270830508"/></text:h>
      <text:list xml:id="list1881046343" text:style-name="L2">
        <text:list-item>
          <text:p text:style-name="P27">Eigene Angebote ansehen</text:p>
        </text:list-item>
        <text:list-item>
          <text:p text:style-name="P27">Validierung der Eingaben </text:p>
        </text:list-item>
        <text:list-item>
          <text:p text:style-name="P27">Dauerhaftes Speichern der veröffentlichten Immobilienangebote <text:span text:style-name="T3">in einer externen Datenbank</text:span></text:p>
        </text:list-item>
        <text:list-item>
          <text:p text:style-name="P28">Chatfunktion mit anderen Nutzern</text:p>
        </text:list-item>
        <text:list-item>
          <text:p text:style-name="P32">Verschlüsseln des Passworts</text:p>
        </text:list-item>
      </text:list>
      <text:p text:style-name="P1"/>
      <text:h text:style-name="P10" text:outline-level="2"><text:bookmark-start text:name="__RefHeading___Toc934_4270830508"/>1.3 Abgrenzungskriterien<text:bookmark-end text:name="__RefHeading___Toc934_4270830508"/></text:h>
      <text:list xml:id="list1739793663" text:style-name="L3">
        <text:list-item>
          <text:p text:style-name="P29">Keine grafische Benutzeroberfläche</text:p>
        </text:list-item>
        <text:list-item>
          <text:p text:style-name="P30">Keine Schnittstellen zu anderen Produkten</text:p>
        </text:list-item>
      </text:list>
      <text:h text:style-name="P6" text:outline-level="1"><text:bookmark-start text:name="__RefHeading___Toc615_4270830508"/>2. Produkteinsatz<text:bookmark-end text:name="__RefHeading___Toc615_4270830508"/></text:h>
      <text:p text:style-name="P31">Das Produkt dient als Plattform zur Veröffentlichung und Suche von Immobilienangeboten. <text:span text:style-name="T7">Für die Nutzer soll sichergestellt werden, dass </text:span><text:span text:style-name="T8">die wesentlichen Informationen kompakt abgebildet und leicht auszulesen sind.</text:span></text:p>
      <text:h text:style-name="P11" text:outline-level="2"><text:bookmark-start text:name="__RefHeading___Toc136_3494969953"/>2.1 Anwendungsbereiche<text:bookmark-end text:name="__RefHeading___Toc136_3494969953"/></text:h>
      <text:p text:style-name="P33">Der Anwendungsbereich umfasst sämtlich Immobilienbesitzende und Immobiliensuchende, <text:s/>die Immobilen verkaufen oder kaufen wollen und nach Möglichkeiten suchen, um Anzeigen zu suchen oder zu veröffentlichen.</text:p>
      <text:h text:style-name="P12" text:outline-level="2"><text:bookmark-start text:name="__RefHeading___Toc139_3494969953"/>2.<text:span text:style-name="T9">2</text:span> Zielgruppen<text:bookmark-end text:name="__RefHeading___Toc139_3494969953"/></text:h>
      <text:p text:style-name="P34">Immobiliensuchende und Immobilienbesitzer ohne technischen Vorkenntnissen.</text:p>
      <text:h text:style-name="P13" text:outline-level="2"><text:bookmark-start text:name="__RefHeading___Toc141_3494969953"/>2.3 Betriebsbedingungen<text:bookmark-end text:name="__RefHeading___Toc141_3494969953"/></text:h>
      <text:list xml:id="list1476532506" text:style-name="L4">
        <text:list-item>
          <text:p text:style-name="P36">Client und Server benötigen <text:span text:style-name="T34">internetfähigen Computer mit</text:span> BlueJ</text:p>
        </text:list-item>
        <text:list-item>
          <text:p text:style-name="P37">Beim Computer des Servers muss Port 110 unbelegt und frei zugänglich sein</text:p>
        </text:list-item>
        <text:list-item>
          <text:p text:style-name="P35"><text:span text:style-name="T36">Betriebsdauer für Client und Server bis zu 24 Stunden täglich</text:span><text:span text:style-name="T35"> </text:span></text:p>
        </text:list-item>
      </text:list>
      <text:h text:style-name="P7" text:outline-level="1"><text:bookmark-start text:name="__RefHeading___Toc618_4270830508"/><text:soft-page-break/><text:span text:style-name="T6">3. Produktübersicht</text:span><text:bookmark-end text:name="__RefHeading___Toc618_4270830508"/></text:h>
      <text:h text:style-name="P6" text:outline-level="1"><text:bookmark-start text:name="__RefHeading___Toc620_4270830508"/>4. Produktfunktionen<text:bookmark-end text:name="__RefHeading___Toc620_4270830508"/></text:h>
      <text:list xml:id="list2763865171" text:style-name="L14">
        <text:list-item>
          <text:p text:style-name="P52">Akteure: Nutzer</text:p>
        </text:list-item>
        <text:list-item>
          <text:p text:style-name="P52">Beschreibung:</text:p>
        </text:list-item>
        <text:list-item>
          <text:p text:style-name="P52">Vorbedingungen:</text:p>
        </text:list-item>
        <text:list-item>
          <text:p text:style-name="P52">Nachbedingungen Erfolg:</text:p>
        </text:list-item>
        <text:list-item>
          <text:p text:style-name="P52">Nachbedingungen Fehlgeschlagen: </text:p>
        </text:list-item>
        <text:list-item>
          <text:p text:style-name="P52">Alternativen: </text:p>
        </text:list-item>
      </text:list>
      <text:h text:style-name="P16" text:outline-level="3"><text:bookmark-start text:name="__RefHeading___Toc149_3494969953"/><text:span text:style-name="T37">4.1 </text:span><text:span text:style-name="T38">Hauptmenü - /</text:span><text:span text:style-name="T39">F100/</text:span><text:bookmark-end text:name="__RefHeading___Toc149_3494969953"/></text:h>
      <text:list xml:id="list2753151618" text:style-name="L5">
        <text:list-item>
          <text:p text:style-name="P39"><text:span text:style-name="T11">A</text:span><text:span text:style-name="T10">kteure: Nutzer</text:span></text:p>
        </text:list-item>
        <text:list-item>
          <text:p text:style-name="P39"><text:span text:style-name="T10">Beschreibung: </text:span><text:span text:style-name="T13">Das Hauptmenü wird angezeigt </text:span><text:span text:style-name="T14">und</text:span><text:span text:style-name="T13"> der Nutzer hat die Möglichkeit, sich zu registrieren </text:span><text:span text:style-name="T20">(</text:span><text:span text:style-name="T17">F120</text:span><text:span text:style-name="T20">)</text:span><text:span text:style-name="T13">, anzumelden </text:span><text:span text:style-name="T21">(</text:span><text:span text:style-name="T18">F130</text:span><text:span text:style-name="T21">) </text:span><text:span text:style-name="T13">oder das Programm zu beenden -</text:span><text:span text:style-name="T22">(</text:span><text:span text:style-name="T19">F110</text:span><text:span text:style-name="T22">)</text:span><text:span text:style-name="T13">.</text:span></text:p>
        </text:list-item>
        <text:list-item>
          <text:p text:style-name="P38"><text:span text:style-name="T11">V</text:span><text:span text:style-name="T10">orbedingungen: </text:span><text:span text:style-name="T12">Der Server ist online und der Client wird gestartet</text:span></text:p>
        </text:list-item>
        <text:list-item>
          <text:p text:style-name="P41"><text:span text:style-name="T12">N</text:span><text:span text:style-name="T10">achbedingungen Erfolg: Der Nutzer wird zur Registrierung </text:span><text:span text:style-name="T20">(</text:span><text:span text:style-name="T17">F120</text:span><text:span text:style-name="T20">) </text:span><text:span text:style-name="T10">oder Anmeldung </text:span><text:span text:style-name="T21">(</text:span><text:span text:style-name="T18">F130</text:span><text:span text:style-name="T21">) </text:span><text:span text:style-name="T10">weitergeleitet oder das Programm wird beendet </text:span><text:span text:style-name="T22">(</text:span><text:span text:style-name="T19">F110</text:span><text:span text:style-name="T22">)</text:span></text:p>
        </text:list-item>
        <text:list-item>
          <text:p text:style-name="P40"><text:span text:style-name="T12">N</text:span><text:span text:style-name="T10">achbedingungen </text:span><text:span text:style-name="T15">Fehlgeschlagen</text:span><text:span text:style-name="T10">: </text:span><text:span text:style-name="T15">Der Nutzer wird erneut dazu aufgefordert, die nächste Aktion auszuwählen</text:span></text:p>
        </text:list-item>
        <text:list-item>
          <text:p text:style-name="P43"><text:span text:style-name="T15">A</text:span><text:span text:style-name="T10">lternativen: </text:span><text:span text:style-name="T16">K</text:span><text:span text:style-name="T10">eine </text:span></text:p>
        </text:list-item>
      </text:list>
      <text:h text:style-name="P15" text:outline-level="3"><text:bookmark-start text:name="__RefHeading___Toc151_3494969953"/>4.2 <text:span text:style-name="T26">Beenden - /F110/</text:span><text:bookmark-end text:name="__RefHeading___Toc151_3494969953"/></text:h>
      <text:list xml:id="list2903636351" text:style-name="L11">
        <text:list-item>
          <text:p text:style-name="P46"><text:span text:style-name="T31">A</text:span><text:span text:style-name="T30">kteure: Nutzer</text:span></text:p>
        </text:list-item>
        <text:list-item>
          <text:p text:style-name="P46"><text:span text:style-name="T30">Beschreibung: Das Programm wird beendet </text:span><text:span text:style-name="T32">und die Verbindung zum Server getrennt</text:span></text:p>
        </text:list-item>
        <text:list-item>
          <text:p text:style-name="P46"><text:span text:style-name="T30">Vorbedingungen: Nutzer </text:span><text:span text:style-name="T33">hat Beenden ausgewählt</text:span><text:span text:style-name="T30"> und ist mit dem Server verbunden </text:span></text:p>
        </text:list-item>
        <text:list-item>
          <text:p text:style-name="P42"><text:span text:style-name="T12">N</text:span><text:span text:style-name="T10">achbedingungen Erfolg: </text:span><text:span text:style-name="T24">Das Programm wird beendet </text:span><text:span text:style-name="T25">und die Verbindung zum Server getrennt</text:span></text:p>
        </text:list-item>
        <text:list-item>
          <text:p text:style-name="P44"><text:span text:style-name="T25">N</text:span><text:span text:style-name="T23">achbedingungen Fehlgeschlagen: Keine</text:span></text:p>
        </text:list-item>
        <text:list-item>
          <text:p text:style-name="P45"><text:span text:style-name="T23">Alternativen: Situationsabhängig, da Programm zu jedem Zeitpunkt beendet werden kann</text:span></text:p>
        </text:list-item>
      </text:list>
      <text:h text:style-name="P17" text:outline-level="3"><text:bookmark-start text:name="__RefHeading___Toc158_3494969953"/><text:soft-page-break/>4.3 Registrierung - /F120/<text:bookmark-end text:name="__RefHeading___Toc158_3494969953"/></text:h>
      <text:list xml:id="list170739472466463" text:continue-list="list2763865171" text:style-name="L14">
        <text:list-item>
          <text:p text:style-name="P53">Akteure: Nutzer</text:p>
        </text:list-item>
        <text:list-item>
          <text:p text:style-name="P53">Beschreibung: <text:span text:style-name="T61">Ein neuer Account für den Nutzer wird erstellt, dabei wird dieser aufgefordert, seinen Namen, seine E-Mail und sein zukünftiges Passwort einzugeben. </text:span><text:span text:style-name="T62">Die eingegebenen Informationen werden validiert und das Passwort wird verschlüsselt.</text:span></text:p>
        </text:list-item>
        <text:list-item>
          <text:p text:style-name="P53">Vorbedingungen: <text:span text:style-name="T63">Nutzer hat im Hauptmenü </text:span><text:span text:style-name="T82">(F100) </text:span><text:span text:style-name="T63">Registrierung ausgewählt </text:span><text:span text:style-name="T64">und ist mit dem Server verbunden</text:span></text:p>
        </text:list-item>
        <text:list-item>
          <text:p text:style-name="P53">Nachbedingungen Erfolg: <text:span text:style-name="T65">Ein neues Benutzerkonto mit den angegebenen Informationen wird erstellt </text:span><text:span text:style-name="T83">und der Nutzer wird wieder in das Hauptmenü </text:span><text:span text:style-name="T84">(F100)</text:span><text:span text:style-name="T83"> geleitet</text:span></text:p>
        </text:list-item>
        <text:list-item>
          <text:p text:style-name="P53">Nachbedingungen Fehlgeschlagen: <text:span text:style-name="T65">Der Nutzer wird erneut zur Eingabe der </text:span><text:span text:style-name="T66">erforderten </text:span><text:span text:style-name="T65">Informationen aufgefordert</text:span></text:p>
        </text:list-item>
        <text:list-item>
          <text:p text:style-name="P61"><text:span text:style-name="T57">Alternativen: </text:span><text:span text:style-name="T58">Anmeldung </text:span><text:span text:style-name="T60">(</text:span><text:span text:style-name="T59">F130</text:span><text:span text:style-name="T60">)</text:span><text:span text:style-name="T58">, Beenden </text:span><text:span text:style-name="T60">(</text:span><text:span text:style-name="T58">F110</text:span><text:span text:style-name="T60">)</text:span></text:p>
        </text:list-item>
      </text:list>
      <text:h text:style-name="P14" text:outline-level="3"><text:bookmark-start text:name="__RefHeading___Toc160_3494969953"/>4.<text:span text:style-name="T28">4</text:span> <text:span text:style-name="T28">Anmeldung</text:span> - /F1<text:span text:style-name="T28">3</text:span>0/<text:bookmark-end text:name="__RefHeading___Toc160_3494969953"/></text:h>
      <text:list xml:id="list170738619434820" text:continue-numbering="true" text:style-name="L14">
        <text:list-item>
          <text:p text:style-name="P54">Akteure: Nutzer</text:p>
        </text:list-item>
        <text:list-item>
          <text:p text:style-name="P54">Beschreibung: <text:span text:style-name="T68">Der Nutzer gibt seine E-Mail und sein Passwort ein. Die Eingaben werden validiert.</text:span></text:p>
        </text:list-item>
        <text:list-item>
          <text:p text:style-name="P48">Vorbedingungen: <text:span text:style-name="T63">Nutzer hat im Hauptmenü </text:span><text:span text:style-name="T85">(F100) </text:span><text:span text:style-name="T69">Anmeldung</text:span><text:span text:style-name="T63"> ausgewählt </text:span><text:span text:style-name="T64">und ist mit dem Server verbunden</text:span></text:p>
        </text:list-item>
        <text:list-item>
          <text:p text:style-name="P47">Nachbedingungen Erfolg: <text:span text:style-name="T69">Nutzer wird in das Benutzermenü </text:span><text:span text:style-name="T86">(F140)</text:span><text:span text:style-name="T69"> weitergeleitet</text:span></text:p>
        </text:list-item>
        <text:list-item>
          <text:p text:style-name="P48"><text:span text:style-name="T41">Nachbedingungen Fehlgeschlagen: </text:span><text:span text:style-name="T42">Der Nutzer wird erneut zur Eingabe der </text:span><text:span text:style-name="T43">erforderten </text:span><text:span text:style-name="T42">Informationen aufgefordert</text:span></text:p>
        </text:list-item>
        <text:list-item>
          <text:p text:style-name="P50"><text:span text:style-name="T41">A</text:span><text:span text:style-name="T40">lternativen: </text:span><text:span text:style-name="T46">Registrierung</text:span><text:span text:style-name="T44"> </text:span><text:span text:style-name="T54">(</text:span><text:span text:style-name="T45">F1</text:span><text:span text:style-name="T46">2</text:span><text:span text:style-name="T45">0</text:span><text:span text:style-name="T54">),</text:span><text:span text:style-name="T44"> Beenden </text:span><text:span text:style-name="T54">(</text:span><text:span text:style-name="T44">F110</text:span><text:span text:style-name="T54">)</text:span></text:p>
        </text:list-item>
      </text:list>
      <text:h text:style-name="Heading_20_3" text:outline-level="3"><text:bookmark-start text:name="__RefHeading___Toc172_3494969953"/><text:span text:style-name="T44">4.</text:span><text:span text:style-name="T29">5</text:span><text:span text:style-name="T44"> </text:span><text:span text:style-name="T29">Benutzermenü</text:span><text:span text:style-name="T44"> - /F1</text:span><text:span text:style-name="T29">4</text:span><text:span text:style-name="T44">0/</text:span><text:bookmark-end text:name="__RefHeading___Toc172_3494969953"/></text:h>
      <text:list xml:id="list1951981593" text:style-name="L15">
        <text:list-item>
          <text:p text:style-name="P60">Akteure: Nutzer</text:p>
        </text:list-item>
        <text:list-item>
          <text:p text:style-name="P60">Beschreibung: <text:span text:style-name="T70">Das Benutzermenü wird angezeigt und der Nutzer hat die Möglichkeit, Immobilienangebote zu veröffentlichen </text:span><text:span text:style-name="T87">(F160)</text:span><text:span text:style-name="T70">, löschen </text:span><text:span text:style-name="T87">(F180)</text:span><text:span text:style-name="T70">, suchen </text:span><text:span text:style-name="T87">(F190)</text:span><text:span text:style-name="T70"> oder anzuschauen </text:span><text:span text:style-name="T87">(F170)</text:span><text:span text:style-name="T70">. </text:span><text:span text:style-name="T71">Außerdem kann er sich abmelden </text:span><text:span text:style-name="T88">(F150)</text:span><text:span text:style-name="T71">.</text:span></text:p>
        </text:list-item>
        <text:list-item>
          <text:p text:style-name="P60">Vorbedingungen: <text:span text:style-name="T70">Der Nutzer ist mit dem Server verbunden und angemeldet</text:span></text:p>
        </text:list-item>
        <text:list-item>
          <text:p text:style-name="P60">Nachbedingungen Erfolg: <text:span text:style-name="T72">Der Nutzer wird zur ausgewählten Option weitergeleitet.</text:span></text:p>
        </text:list-item>
        <text:list-item>
          <text:p text:style-name="P60">Nachbedingungen Fehlgeschlagen: <text:span text:style-name="T73">Das Benutzermenü wird erneut angezeigt und der Benutzer muss erneut eine Option wählen</text:span></text:p>
        </text:list-item>
        <text:list-item>
          <text:p text:style-name="P60"><text:span text:style-name="T44">Alternativen: </text:span><text:span text:style-name="T47">Keine</text:span></text:p>
        </text:list-item>
      </text:list>
      <text:h text:style-name="P19" text:outline-level="3"><text:bookmark-start text:name="__RefHeading___Toc174_3494969953"/><text:soft-page-break/><text:span text:style-name="T44">4.</text:span><text:span text:style-name="T27">6</text:span><text:span text:style-name="T44"> </text:span><text:span text:style-name="T27">Abmeldung</text:span><text:span text:style-name="T44"> - /F1</text:span><text:span text:style-name="T27">5</text:span><text:span text:style-name="T44">0/</text:span><text:bookmark-end text:name="__RefHeading___Toc174_3494969953"/></text:h>
      <text:list xml:id="list170739918756793" text:continue-list="list170738619434820" text:style-name="L14">
        <text:list-item>
          <text:p text:style-name="P55">Akteure: Nutzer</text:p>
        </text:list-item>
        <text:list-item>
          <text:p text:style-name="P56">Beschreibung: <text:span text:style-name="T74">Der Nutzer wird aus seinem Account abgemeldet und in das Hauptmenü </text:span><text:span text:style-name="T89">(</text:span><text:span text:style-name="T78">F100</text:span><text:span text:style-name="T89">)</text:span><text:span text:style-name="T78"> </text:span><text:span text:style-name="T74">weitergeleitet.</text:span></text:p>
        </text:list-item>
        <text:list-item>
          <text:p text:style-name="P55">Vorbedingungen: <text:span text:style-name="T75">Der Nutzer hat im Benutzermenü </text:span><text:span text:style-name="T90">(F140) </text:span><text:span text:style-name="T75">Abmeldung gewählt und ist mit dem Server verbunden</text:span></text:p>
        </text:list-item>
        <text:list-item>
          <text:p text:style-name="P55">Nachbedingungen Erfolg: <text:span text:style-name="T76">Der Nutzer wird in das Hauptmenü </text:span><text:span text:style-name="T91">(</text:span><text:span text:style-name="T78">F100</text:span><text:span text:style-name="T91">)</text:span><text:span text:style-name="T78"> </text:span><text:span text:style-name="T76">weitergeleitet</text:span></text:p>
        </text:list-item>
        <text:list-item>
          <text:p text:style-name="P55">Nachbedingungen Fehlgeschlagen: <text:span text:style-name="T76">Keine</text:span></text:p>
        </text:list-item>
        <text:list-item>
          <text:p text:style-name="P62"><text:span text:style-name="T44">Alternativen: </text:span><text:span text:style-name="T49">Immobilien hinzufügen </text:span><text:span text:style-name="T55">(</text:span><text:span text:style-name="T49">F160</text:span><text:span text:style-name="T55">)</text:span><text:span text:style-name="T49">, Immobilien ansehen </text:span><text:span text:style-name="T55">(</text:span><text:span text:style-name="T49">F170</text:span><text:span text:style-name="T55">)</text:span><text:span text:style-name="T49">, Immobilien entfernen </text:span><text:span text:style-name="T55">(</text:span><text:span text:style-name="T49">F180</text:span><text:span text:style-name="T55">)</text:span><text:span text:style-name="T49">, Immobilien suchen </text:span><text:span text:style-name="T55">(</text:span><text:span text:style-name="T49">F190</text:span><text:span text:style-name="T55">)</text:span><text:span text:style-name="T49">, </text:span><text:span text:style-name="T51">Beenden </text:span><text:span text:style-name="T52">(</text:span><text:span text:style-name="T51">F110</text:span><text:span text:style-name="T52">)</text:span></text:p>
        </text:list-item>
      </text:list>
      <text:p text:style-name="P63"><text:span text:style-name="T44"/></text:p>
      <text:h text:style-name="P18" text:outline-level="3"><text:bookmark-start text:name="__RefHeading___Toc176_3494969953"/><text:span text:style-name="T44">4.</text:span><text:span text:style-name="T27">7</text:span><text:span text:style-name="T44"> </text:span><text:span text:style-name="T27">Immobilien hinzufügen</text:span><text:span text:style-name="T44"> - /F1</text:span><text:span text:style-name="T27">6</text:span><text:span text:style-name="T44">0/</text:span><text:bookmark-end text:name="__RefHeading___Toc176_3494969953"/></text:h>
      <text:list xml:id="list170740302652949" text:continue-numbering="true" text:style-name="L14">
        <text:list-item>
          <text:p text:style-name="P57">Akteure: Nutzer</text:p>
        </text:list-item>
        <text:list-item>
          <text:p text:style-name="P57">Beschreibung: <text:span text:style-name="T79">Der Benutzer wird dazu aufgefordert, Angaben zum Preis, zur Adresse, zur Fläche und zu der Anzahl der Räume der Immobilie, die veröffentlicht werden soll, zu machen. Diese wird dann veröffentlicht und für alle, die nach Immobilien suchen </text:span><text:span text:style-name="T92">(</text:span><text:span text:style-name="T79">F190</text:span><text:span text:style-name="T92">)</text:span><text:span text:style-name="T79"> sichtbar: </text:span></text:p>
        </text:list-item>
        <text:list-item>
          <text:p text:style-name="P58">Vorbedingungen: <text:span text:style-name="T80">Der Nutzer hat im Benutzermenü </text:span><text:span text:style-name="T92">(</text:span><text:span text:style-name="T77">F140</text:span><text:span text:style-name="T92">) </text:span><text:span text:style-name="T80">Immobilien hinzufügen gewählt und ist mit dem Server verbunden. </text:span></text:p>
        </text:list-item>
        <text:list-item>
          <text:p text:style-name="P57">Nachbedingungen Erfolg: <text:span text:style-name="T81">Die eingegebenen Daten werden in einem Immobilienangebot veröffentlicht</text:span></text:p>
        </text:list-item>
        <text:list-item>
          <text:p text:style-name="P57">Nachbedingungen Fehlgeschlagen: <text:span text:style-name="T81">Der Nutzer wird dazu aufgefordert, die Informationen erneut einzugeben.</text:span></text:p>
        </text:list-item>
        <text:list-item>
          <text:p text:style-name="P59"><text:span text:style-name="T44">Alternativen: </text:span><text:span text:style-name="T50">Abmeldung</text:span><text:span text:style-name="T49"> </text:span><text:span text:style-name="T56">(</text:span><text:span text:style-name="T49">F1</text:span><text:span text:style-name="T50">5</text:span><text:span text:style-name="T49">0</text:span><text:span text:style-name="T56">)</text:span><text:span text:style-name="T49">, Immobilien ansehen </text:span><text:span text:style-name="T56">(</text:span><text:span text:style-name="T49">F170</text:span><text:span text:style-name="T56">)</text:span><text:span text:style-name="T49">, Immobilien entfernen </text:span><text:span text:style-name="T56">(</text:span><text:span text:style-name="T49">F180</text:span><text:span text:style-name="T56">)</text:span><text:span text:style-name="T49">, Immobilien suchen </text:span><text:span text:style-name="T56">(</text:span><text:span text:style-name="T49">F190</text:span><text:span text:style-name="T56">)</text:span><text:span text:style-name="T49">, </text:span><text:span text:style-name="T51">Beenden </text:span><text:span text:style-name="T53">(</text:span><text:span text:style-name="T51">F110</text:span><text:span text:style-name="T53">)</text:span></text:p>
        </text:list-item>
      </text:list>
      <text:h text:style-name="P18" text:outline-level="3"><text:bookmark-start text:name="__RefHeading___Toc178_3494969953"/><text:span text:style-name="T44">4.</text:span><text:span text:style-name="T27">8</text:span><text:span text:style-name="T44"> </text:span><text:span text:style-name="T27">Immobilien ansehen</text:span><text:span text:style-name="T44"> - /F1</text:span><text:span text:style-name="T27">7</text:span><text:span text:style-name="T44">0/</text:span><text:bookmark-end text:name="__RefHeading___Toc178_3494969953"/></text:h>
      <text:p text:style-name="P63"><text:span text:style-name="T44"/></text:p>
      <text:h text:style-name="P18" text:outline-level="3"><text:bookmark-start text:name="__RefHeading___Toc180_3494969953"/><text:span text:style-name="T44">4.</text:span><text:span text:style-name="T27">9</text:span><text:span text:style-name="T44"> </text:span><text:span text:style-name="T27">Immobilien</text:span><text:span text:style-name="T44"> </text:span><text:span text:style-name="T48">entfernen </text:span><text:span text:style-name="T44">- /F1</text:span><text:span text:style-name="T27">8</text:span><text:span text:style-name="T44">0/</text:span><text:bookmark-end text:name="__RefHeading___Toc180_3494969953"/></text:h>
      <text:p text:style-name="P63"><text:span text:style-name="T44"/></text:p>
      <text:h text:style-name="P18" text:outline-level="3"><text:bookmark-start text:name="__RefHeading___Toc182_3494969953"/><text:span text:style-name="T44">4.</text:span><text:span text:style-name="T27">10</text:span><text:span text:style-name="T44"> </text:span><text:span text:style-name="T27">Immobilien suchen</text:span><text:span text:style-name="T44"> - /F1</text:span><text:span text:style-name="T27">9</text:span><text:span text:style-name="T44">0/</text:span><text:bookmark-end text:name="__RefHeading___Toc182_3494969953"/></text:h>
      <text:p text:style-name="P63"><text:span text:style-name="T44"/></text:p>
      <text:p text:style-name="P51"/>
      <text:p text:style-name="P49"/>
      <text:h text:style-name="P6" text:outline-level="1"><text:bookmark-start text:name="__RefHeading___Toc622_4270830508"/><text:soft-page-break/>5. Qualitätsanforderungen<text:bookmark-end text:name="__RefHeading___Toc622_4270830508"/></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16:43:48.923000000</meta:creation-date>
    <dc:date>2021-05-26T17:07:38.438000000</dc:date>
    <meta:editing-duration>PT4H51M18S</meta:editing-duration>
    <meta:editing-cycles>155</meta:editing-cycles>
    <meta:generator>LibreOffice/7.1.0.3$Windows_X86_64 LibreOffice_project/f6099ecf3d29644b5008cc8f48f42f4a40986e4c</meta:generator>
    <meta:document-statistic meta:table-count="0" meta:image-count="0" meta:object-count="0" meta:page-count="6" meta:paragraph-count="118" meta:word-count="888" meta:character-count="6406" meta:non-whitespace-character-count="5695"/>
  </office:meta>
</office:document-meta>
</file>